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90e5a"/>
    </style:style>
    <style:style style:name="P2" style:family="paragraph" style:parent-style-name="Standard">
      <style:text-properties officeooo:rsid="00090e5a" officeooo:paragraph-rsid="00090e5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paragraph-rsid="00090e5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90e5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90e5a" style:font-weight-asian="normal" style:font-weight-complex="normal"/>
    </style:style>
    <style:style style:name="T10" style:family="text">
      <style:text-properties style:text-underline-style="none" officeooo:rsid="00090e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1: Realiza un dibujo con este tipo de sistema </text:p>
      <text:p text:style-name="P2">Actividad 2: Busca fotografías de los cuatro sistemas comerciales mencionados en este apartado</text:p>
      <text:p text:style-name="P2">Actividad 3: Realiza un dibujo con este tipo de sistema </text:p>
      <text:p text:style-name="P2">Actividad 4: Busca fotografías de los dos sistemas comerciales mencionados en este apartado</text:p>
      <text:p text:style-name="P2">Actividad 5: <text:span text:style-name="T8">Busca información del cable PROFIBUS de Siemens y una fotografía.</text:span></text:p>
      <text:p text:style-name="P2">Actividad 6: Realiza un dibujo con este tipo de sistema </text:p>
      <text:p text:style-name="P2">Actividad 7: <text:span text:style-name="T8">Busca fotografías de los cinco sistemas comerciales mencionados en este apartado.</text:span></text:p>
      <text:p text:style-name="P2">Actividad 8: Realiza un dibujo con este tipo de sistema </text:p>
      <text:p text:style-name="P3"><text:span text:style-name="T8">Actividad </text:span><text:span text:style-name="T5">9</text:span><text:span text:style-name="T8">: ¿Podrías exponer un ejemplo de internet de alguna empresa que utilice este tipo de sistema?</text:span></text:p>
      <text:p text:style-name="P1"><text:span text:style-name="T8">Actividad </text:span><text:span text:style-name="T9">10</text:span><text:span text:style-name="T8">:</text:span> Pon un ejemplo práctico de cada uno de estos sistemas de control (lazo abierto y cerrado)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14:01.602952764</meta:creation-date>
    <dc:date>2023-11-09T13:22:52.749030631</dc:date>
    <meta:editing-duration>PT8M52S</meta:editing-duration>
    <meta:editing-cycles>1</meta:editing-cycles>
    <meta:document-statistic meta:table-count="0" meta:image-count="0" meta:object-count="0" meta:page-count="1" meta:paragraph-count="10" meta:word-count="126" meta:character-count="789" meta:non-whitespace-character-count="669"/>
    <meta:generator>LibreOffice/7.4.7.2$Linux_X86_64 LibreOffice_project/40$Build-2</meta:generator>
  </office:meta>
</office:document-meta>
</file>